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1.905cm" svg:height="1.27cm" svg:x="12.905cm" svg:y="2.57cm">
          <text:p/>
        </draw:rect>
        <draw:frame draw:style-name="gr2" draw:layer="layout" svg:width="1.556cm" svg:height="0.962cm" svg:x="13.14cm" svg:y="2.705cm">
          <draw:text-box>
            <text:p>bb1</text:p>
          </draw:text-box>
        </draw:frame>
        <draw:rect draw:style-name="gr1" draw:text-style-name="P1" draw:id="id2" draw:layer="layout" svg:width="1.905cm" svg:height="1.27cm" svg:x="10.735cm" svg:y="4.61cm">
          <text:p/>
        </draw:rect>
        <draw:rect draw:style-name="gr1" draw:text-style-name="P1" draw:id="id3" draw:layer="layout" svg:width="1.905cm" svg:height="1.27cm" svg:x="9.59cm" svg:y="7.015cm">
          <text:p/>
        </draw:rect>
        <draw:frame draw:style-name="gr2" draw:layer="layout" svg:width="1.556cm" svg:height="0.962cm" svg:x="9.774cm" svg:y="7.228cm">
          <draw:text-box>
            <text:p>bb3</text:p>
          </draw:text-box>
        </draw:frame>
        <draw:frame draw:style-name="gr2" draw:layer="layout" svg:width="1.56cm" svg:height="0.962cm" svg:x="10.835cm" svg:y="4.783cm">
          <draw:text-box>
            <text:p>bb2</text:p>
          </draw:text-box>
        </draw:frame>
        <draw:rect draw:style-name="gr1" draw:text-style-name="P1" draw:id="id4" draw:layer="layout" svg:width="1.905cm" svg:height="1.27cm" svg:x="12.875cm" svg:y="8.285cm">
          <text:p/>
        </draw:rect>
        <draw:rect draw:style-name="gr1" draw:text-style-name="P1" draw:id="id5" draw:layer="layout" svg:width="1.905cm" svg:height="1.27cm" svg:x="14.78cm" svg:y="10.19cm">
          <text:p/>
        </draw:rect>
        <draw:rect draw:style-name="gr1" draw:text-style-name="P1" draw:id="id6" draw:layer="layout" svg:width="1.905cm" svg:height="1.27cm" svg:x="12.875cm" svg:y="12.73cm">
          <text:p/>
        </draw:rect>
        <draw:connector draw:style-name="gr3" draw:text-style-name="P1" draw:layer="layout" draw:type="line" svg:x1="13.857cm" svg:y1="3.84cm" svg:x2="11.687cm" svg:y2="4.61cm" draw:start-shape="id1" draw:start-glue-point="2" draw:end-shape="id2" draw:end-glue-point="0" svg:d="m13857 3840-2170 770">
          <text:p/>
        </draw:connector>
        <draw:connector draw:style-name="gr3" draw:text-style-name="P1" draw:layer="layout" draw:type="line" svg:x1="11.687cm" svg:y1="5.88cm" svg:x2="10.542cm" svg:y2="7.015cm" draw:start-shape="id2" draw:start-glue-point="2" draw:end-shape="id3" draw:end-glue-point="0" svg:d="m11687 5880-1145 1135">
          <text:p/>
        </draw:connector>
        <draw:connector draw:style-name="gr3" draw:text-style-name="P1" draw:layer="layout" draw:type="line" svg:x1="11.687cm" svg:y1="5.88cm" svg:x2="13.827cm" svg:y2="8.285cm" draw:start-shape="id2" draw:start-glue-point="2" draw:end-shape="id4" draw:end-glue-point="0" svg:d="m11687 5880 2140 2405">
          <text:p/>
        </draw:connector>
        <draw:connector draw:style-name="gr3" draw:text-style-name="P1" draw:layer="layout" draw:type="line" svg:x1="13.827cm" svg:y1="9.555cm" svg:x2="14.78cm" svg:y2="10.825cm" draw:start-shape="id4" draw:start-glue-point="2" draw:end-shape="id5" svg:d="m13827 9555 953 1270">
          <text:p/>
        </draw:connector>
        <draw:connector draw:style-name="gr3" draw:text-style-name="P1" draw:layer="layout" draw:type="line" svg:x1="13.827cm" svg:y1="9.555cm" svg:x2="13.827cm" svg:y2="12.73cm" draw:start-shape="id4" draw:start-glue-point="2" draw:end-shape="id6" draw:end-glue-point="0" svg:d="m13827 9555v3175">
          <text:p/>
        </draw:connector>
        <draw:connector draw:style-name="gr3" draw:text-style-name="P1" draw:layer="layout" draw:type="line" svg:x1="15.732cm" svg:y1="11.46cm" svg:x2="13.827cm" svg:y2="12.73cm" draw:start-shape="id5" draw:start-glue-point="2" draw:end-shape="id6" draw:end-glue-point="0" svg:d="m15732 11460-1905 1270">
          <text:p/>
        </draw:connector>
        <draw:connector draw:style-name="gr3" draw:text-style-name="P1" draw:layer="layout" draw:type="line" svg:x1="10.542cm" svg:y1="8.285cm" svg:x2="12.875cm" svg:y2="8.92cm" draw:start-shape="id3" draw:start-glue-point="2" draw:end-shape="id4" draw:end-glue-point="3" svg:d="m10542 8285 2333 635">
          <text:p/>
        </draw:connector>
        <draw:connector draw:style-name="gr3" draw:text-style-name="P1" draw:layer="layout" draw:type="line" svg:x1="13.857cm" svg:y1="3.84cm" svg:x2="13.827cm" svg:y2="8.285cm" draw:start-shape="id1" draw:start-glue-point="2" draw:end-shape="id4" draw:end-glue-point="0" svg:d="m13857 3840-30 4445">
          <text:p/>
        </draw:connector>
        <draw:frame draw:style-name="gr2" draw:text-style-name="P2" draw:layer="layout" svg:width="0.693cm" svg:height="0.645cm" svg:x="12.375cm" svg:y="3.64cm">
          <draw:text-box>
            <text:p><text:span text:style-name="T1">p</text:span></text:p>
          </draw:text-box>
        </draw:frame>
        <draw:frame draw:style-name="gr2" draw:text-style-name="P2" draw:layer="layout" svg:width="0.697cm" svg:height="0.645cm" svg:x="10.776cm" svg:y="5.741cm">
          <draw:text-box>
            <text:p><text:span text:style-name="T1">q</text:span></text:p>
          </draw:text-box>
        </draw:frame>
        <draw:frame draw:style-name="gr2" draw:text-style-name="P2" draw:layer="layout" svg:width="0.621cm" svg:height="0.645cm" svg:x="13.277cm" svg:y="9.442cm">
          <draw:text-box>
            <text:p><text:span text:style-name="T1">r</text:span></text:p>
          </draw:text-box>
        </draw:frame>
        <draw:frame draw:style-name="gr2" draw:layer="layout" svg:width="1.556cm" svg:height="0.962cm" svg:x="13.11cm" svg:y="8.385cm">
          <draw:text-box>
            <text:p>bb4</text:p>
          </draw:text-box>
        </draw:frame>
        <draw:frame draw:style-name="gr2" draw:layer="layout" svg:width="1.56cm" svg:height="0.962cm" svg:x="15.015cm" svg:y="10.29cm">
          <draw:text-box>
            <text:p>bb5</text:p>
          </draw:text-box>
        </draw:frame>
        <draw:frame draw:style-name="gr2" draw:layer="layout" svg:width="1.56cm" svg:height="0.962cm" svg:x="13.024cm" svg:y="12.83cm">
          <draw:text-box>
            <text:p>bb6</text:p>
          </draw:text-box>
        </draw:frame>
        <draw:connector draw:style-name="gr3" draw:text-style-name="P1" draw:layer="layout" draw:type="curve" svg:x1="15.732cm" svg:y1="11.46cm" svg:x2="17.639cm" svg:y2="2.598cm" draw:start-shape="id5" draw:start-glue-point="2" svg:d="m15732 11460c0 751 1907 5182 1907-8862">
          <text:p/>
        </draw:connector>
        <draw:frame draw:style-name="gr2" draw:text-style-name="P2" draw:layer="layout" svg:width="0.676cm" svg:height="0.645cm" svg:x="14.678cm" svg:y="11.343cm">
          <draw:text-box>
            <text:p><text:span text:style-name="T1">s</text:span></text:p>
          </draw:text-box>
        </draw:frame>
        <draw:connector draw:style-name="gr3" draw:text-style-name="P1" draw:layer="layout" draw:type="line" svg:x1="13.827cm" svg:y1="14cm" svg:x2="13.835cm" svg:y2="16.056cm" draw:start-shape="id6" draw:start-glue-point="2" svg:d="m13827 14000 8 20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1-13T08:24:42</meta:creation-date>
    <dc:date>2011-01-28T17:51:13</dc:date>
    <meta:editing-duration>PT03H37M41S</meta:editing-duration>
    <meta:editing-cycles>12</meta:editing-cycles>
    <meta:generator>OpenOffice.org/3.2$Linux OpenOffice.org_project/320m18$Build-9502</meta:generator>
    <meta:document-statistic meta:object-count="26"/>
  </office:meta>
</office:document-meta>
</file>